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9.92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86.6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enbank Eingabe</text:p>
          </table:table-cell>
          <table:table-cell office:value-type="string" calcext:value-type="string">
            <text:p>Neues Artike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rtikel bearbeite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hlerausgabe</text:p>
          </table:table-cell>
          <table:table-cell office:value-type="string" calcext:value-type="string">
            <text:p>Pop-up im Fehlerfal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rdParty Text</text:p>
          </table:table-cell>
          <table:table-cell table:style-name="ce1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igene DB erstell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B um Table erweitern</text:p>
          </table:table-cell>
          <table:table-cell office:value-type="string" calcext:value-type="string">
            <text:p>Magaz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usgabe</text:p>
          </table:table-cell>
          <table:table-cell office:value-type="string" calcext:value-type="string">
            <text:p>Titelbild / PDF-Link /position der gedruckten Ausgab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als kleines DB-Format</text:p>
          </table:table-cell>
          <table:table-cell office:value-type="string" calcext:value-type="string">
            <text:p>Für Austausch GEO</text:p>
          </table:table-cell>
          <table:table-cell office:value-type="string" calcext:value-type="string">
            <text:p>z.B: auch nur eine Zeitschrif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eocodierung von Artikeln</text:p>
          </table:table-cell>
          <table:table-cell office:value-type="string" calcext:value-type="string">
            <text:p>Mit Kart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DF-Verknüpf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Änderungsdatum in DB eintragen</text:p>
          </table:table-cell>
          <table:table-cell table:style-name="ce1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ie ersten Schlagworte nach Schlagworte kopier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ontrollListe</text:p>
          </table:table-cell>
          <table:table-cell office:value-type="string" calcext:value-type="string">
            <text:p>kann man Rechtschreibfehler überprüfe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fiken als SVG einbinden</text:p>
          </table:table-cell>
          <table:table-cell table:style-name="ce1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sgewählte Elemente als Textdatei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eite der Jahr/Zeitschrift/Ausgabe-Liste an max text anpassen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9T16:54:00.579000000</meta:creation-date>
    <dc:date>2020-08-29T23:04:02.823000000</dc:date>
    <meta:editing-duration>PT5H59M50S</meta:editing-duration>
    <meta:editing-cycles>4</meta:editing-cycles>
    <meta:generator>LibreOffice/6.3.2.2$Windows_X86_64 LibreOffice_project/98b30e735bda24bc04ab42594c85f7fd8be07b9c</meta:generator>
    <meta:document-statistic meta:table-count="1" meta:cell-count="29" meta:object-count="0"/>
  </office:meta>
</office:document-meta>
</file>